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맑은 고딕1" svg:font-family="'맑은 고딕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굴림1" svg:font-family="굴림" style:font-family-generic="system" style:font-pitch="variable"/>
    <style:font-face style:name="맑은 고딕2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2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 style:line-height-at-least="0.706cm" fo:text-align="start" style:justify-single-word="false"/>
      <style:text-properties officeooo:rsid="0007c776" officeooo:paragraph-rsid="0007c776"/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1">
      <style:paragraph-properties fo:text-align="start" style:justify-single-word="false"/>
    </style:style>
    <style:style style:name="P11" style:family="paragraph" style:parent-style-name="List_20_Paragraph" style:list-style-name="WWNum23">
      <style:paragraph-properties fo:text-align="start" style:justify-single-word="false"/>
    </style:style>
    <style:style style:name="P12" style:family="paragraph" style:parent-style-name="List_20_Paragraph" style:list-style-name="WWNum24">
      <style:paragraph-properties fo:text-align="start" style:justify-single-word="false"/>
    </style:style>
    <style:style style:name="P13" style:family="paragraph" style:parent-style-name="List_20_Paragraph" style:list-style-name="WWNum25">
      <style:paragraph-properties fo:text-align="start" style:justify-single-word="false"/>
    </style:style>
    <style:style style:name="P14" style:family="paragraph" style:parent-style-name="List_20_Paragraph" style:list-style-name="WWNum26">
      <style:paragraph-properties fo:text-align="start" style:justify-single-word="false"/>
    </style:style>
    <style:style style:name="P15" style:family="paragraph" style:parent-style-name="List_20_Paragraph" style:list-style-name="WWNum27">
      <style:paragraph-properties fo:text-align="start" style:justify-single-word="false"/>
    </style:style>
    <style:style style:name="P16" style:family="paragraph" style:parent-style-name="List_20_Paragraph" style:list-style-name="WWNum28">
      <style:paragraph-properties fo:text-align="start" style:justify-single-word="false"/>
    </style:style>
    <style:style style:name="P17" style:family="paragraph" style:parent-style-name="List_20_Paragraph" style:list-style-name="WWNum29">
      <style:paragraph-properties fo:text-align="start" style:justify-single-word="false"/>
    </style:style>
    <style:style style:name="P18" style:family="paragraph" style:parent-style-name="List_20_Paragraph" style:list-style-name="WWNum30">
      <style:paragraph-properties fo:text-align="start" style:justify-single-word="false"/>
    </style:style>
    <style:style style:name="P19" style:family="paragraph" style:parent-style-name="List_20_Paragraph" style:list-style-name="WWNum31">
      <style:paragraph-properties fo:text-align="start" style:justify-single-word="false"/>
    </style:style>
    <style:style style:name="P20" style:family="paragraph" style:parent-style-name="List_20_Paragraph" style:list-style-name="WWNum32">
      <style:paragraph-properties fo:text-align="start" style:justify-single-word="false"/>
    </style:style>
    <style:style style:name="T1" style:family="text">
      <style:text-properties style:font-name="맑은 고딕" style:font-name-asian="맑은 고딕2"/>
    </style:style>
    <style:style style:name="T2" style:family="text">
      <style:text-properties style:font-name="맑은 고딕" officeooo:rsid="0007c776" style:font-name-asian="맑은 고딕2"/>
    </style:style>
    <style:style style:name="T3" style:family="text">
      <style:text-properties style:font-name="맑은 고딕" fo:font-weight="bold" style:font-name-asian="맑은 고딕2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2"/>
    </style:style>
    <style:style style:name="T5" style:family="text">
      <style:text-properties style:font-name="Wingdings" style:font-name-asian="Wingdings2" style:font-name-complex="Wingdings2"/>
    </style:style>
    <style:style style:name="T6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7" style:family="text">
      <style:text-properties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6"><text:span text:style-name="T4">IOT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4"><text:span text:style-name="T1">2021.</text:span><text:span text:style-name="T2">01</text:span><text:span text:style-name="T1">.</text:span><text:span text:style-name="T2">07</text:span><text:span text:style-name="T1">(</text:span><text:span text:style-name="T2">금</text:span><text:span text:style-name="T1">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5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2527578990" text:style-name="WWNum20">
              <text:list-item>
                <text:p text:style-name="P9"><text:span text:style-name="T1">사물인터넷 IOT란 무엇인가<text:line-break/>4차 산업 디지털 트랜스포메이션(DX) 토픽중의 하나인 IOT의 인공지능 사용 예의 실습<text:line-break/>MCU(Micro Controller Unit)와 SBC(Single Board Computer)의 소개<text:line-break/>SBC등 소형 디바이스의 주 OS인 Linux기초 실습<text:line-break/>SBC로 간단한 기기제어, 제어 프로그래밍, 센서데이터 감지 등을 실습 예정</text:span></text:p>
              </text:list-item>
              <text:list-item>
                <text:p text:style-name="P9"><text:span text:style-name="T1">리눅스 / 라즈비안 파이 OS</text:span></text:p>
              </text:list-item>
              <text:list-item>
                <text:p text:style-name="P9"><text:span text:style-name="T1">라즈베리 파이 디바이스 통신</text:span></text:p>
              </text:list-item>
              <text:list-item>
                <text:p text:style-name="P9"><text:span text:style-name="T1">라즈베이 파이 활용 센서 시스템</text:span></text:p>
              </text:list-item>
              <text:list-item>
                <text:p text:style-name="P9"><text:span text:style-name="T1">라즈베리 파이와 OpenCV를 사용한 사물 인식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3220508800" text:style-name="WWNum21">
              <text:list-item>
                <text:p text:style-name="P10"><text:span text:style-name="T1">사물인터넷의 정의<text:line-break/>사물들이 서로 연결된 것 혹은 사물들로 구성된 인터넷으로 정의<text:line-break/>사물에서 센서를 부착하여 인터넷을 기반으로 실시간으로 데이터를 주고받는 환경<text:line-break/>유형 혹은 무형의 객체들이 연결되어 개별 객체들이 제공하지 못했던 새로운 서비스를 제공하는 것</text:span></text:p>
              </text:list-item>
              <text:list-item>
                <text:p text:style-name="P10"><text:span text:style-name="T1">주요기술<text:line-break/>IOT 기술은 센서 기술, 인터페이스 기술, 통신 기술, 분석 추론 기술로 구성<text:line-break/>현재 IOT 기술은 빅데이터, 인공지능과 융복합 되어 발전 진행 중<text:line-break/>IOT 인터페이스는 일종의 UI 기술로 사물과의 소통규칙을 정의<text:line-break/>IOT 접속 기술은 사용자의 개입 없이 기기간에 자율적인 정보 공유가 가능한 기술로 정의</text:span></text:p>
              </text:list-item>
              <text:list-item>
                <text:p text:style-name="P10"><text:span text:style-name="T1">사물인터넷 기술과 데이터 기술</text:span></text:p>
              </text:list-item>
            </text:list>
            <text:list xml:id="list4093083126" text:style-name="WWNum23">
              <text:list-item>
                <text:p text:style-name="P11"><text:span text:style-name="T1">데이터 수집<text:line-break/>게이트웨이의 기기접속 </text:span><text:span text:style-name="T5"></text:span><text:span text:style-name="T1"> 기기로부터 데이터 수집(온도, 습도 등) </text:span><text:span text:style-name="T5"></text:span><text:span text:style-name="T1"> 데이터 변환 (서버에 전송이 가능한 BCD 혹은 Excess-3형태로 변환) </text:span><text:span text:style-name="T5"></text:span><text:span text:style-name="T1"> 서버로 데이터 전송의 단계로 이루어짐</text:span></text:p>
              </text:list-item>
              <text:list-item>
                <text:p text:style-name="P11"><text:span text:style-name="T1">데이터 수신<text:line-break/>HTTP방식과 HTTPS 방식, 웹 소켓, MQTT(MQ Telemetry Transport)</text:span></text:p>
              </text:list-item>
              <text:list-item>
                <text:p text:style-name="P11"><text:span text:style-name="T1">데이터 처리<text:line-break/>- 배치처리 방식: 일괄처리 방식으로 일정 기간대별로 DB에 저장된 데이터를 처리하는 방식으로 다양한 기기상의 대용량 데이터를 처리하거나 분산처리 </text:span><text:soft-page-break/><text:span text:style-name="T1">기반의 소프트웨어 방식에서 주로 사용<text:line-break/>- 맵리듀스(MapReduce)구조: 대용량 데이터를 복수의 컴퓨터에서 병렬처리<text:line-break/>분산파일 시스템(HDFS): 복수의 디스크상에 분할된 데이터를 동시에 처리<text:line-break/>- RDD(Resilient Distributed Dataset): 데이터가 복수의 컴퓨터에 분산되어 있어, 한 컴퓨터가 문제가 발생해도 영향을 받지 않음<text:line-break/>- 개별 객체들이 제공하지 못했던 새로운 서비스를 제공하는 것</text:span></text:p>
              </text:list-item>
            </text:list>
            <text:list xml:id="list121756203654185" text:continue-list="list3220508800" text:style-name="WWNum21">
              <text:list-item>
                <text:p text:style-name="P10"><text:span text:style-name="T1">사물인터넷 기술과 아키텍쳐 기술<text:line-break/>- 사물 인터넷 아키텍처의 3가지 관점: 디바이스, 게이트웨이, 서버<text:line-break/>- 사물 인터넷 기술과 아키텍처: 입력, 출력, 처리<text:line-break/>- 불완전한 환경, 베터리 문제와 같은 제약조건 환경에서 작동하여야 함으로 단순화&amp;소형화가 매우 중요<text:line-break/>- 사물인터넷 게이트웨이: 사물 인터넷 디바이스와 서버간의 데이터 흐름을 연계하고 관리, 복수의 사용하는 네트워크간 계와 관리, 게이트웨이의 5가지 구성요소(하드웨어, 소프트웨어, 인터페이스, 네트워크 프로토콜, 인터페이스 운용)</text:span></text:p>
              </text:list-item>
              <text:list-item>
                <text:p text:style-name="P10"><text:span text:style-name="T1">사물인터넷 센서 기술</text:span></text:p>
              </text:list-item>
            </text:list>
            <text:list xml:id="list897389199" text:style-name="WWNum24">
              <text:list-item>
                <text:p text:style-name="P12"><text:span text:style-name="T1">사물인터넷 센서 기술의 정의<text:line-break/>- 사람이 오감으로 변화를 감지하듯이 디바이스가 주변환경의 물리적 변화를 전기적 신호의 변화로 감지하는 장치</text:span></text:p>
              </text:list-item>
              <text:list-item>
                <text:p text:style-name="P12"><text:span text:style-name="T1">센서가 가지는 특징<text:line-break/>- 센서 신호는 밀리볼트 수준의 극소 신호<text:line-break/>- 아날로그 신호 형태로 출력되고 노이즈 포함</text:span></text:p>
              </text:list-item>
              <text:list-item>
                <text:p text:style-name="P12"><text:span text:style-name="T1">여덟 가지 센서 성능 지표<text:line-break/>- 분해능력: 변화를 어느 수준까지 감지 가능한가?<text:line-break/>- 영점: 출력이 0V(volt)일 때 측정 대성의 크기?<text:line-break/>- 오프셋: 측정 대상이 0일 때 출력은?<text:line-break/>- 감도: 측정 대상에 관해 어느정도까지 센서가 민감하게 반응하는가?<text:line-break/>- 측정범위: 측정(검출)할 수 있는 값의 범위는 어느정도 인가?<text:line-break/>- 재현성: 동일한 변화에 대해 반복 측정한 경우 오차의 크기는?<text:line-break/>- 동작 환경: 온도와 습도 같이 센서가 동작하는 환경의 조건은?<text:line-break/>- 환경 의존성: 온도와 습도 같은 환경영향에 대한 크기는 어느정도?</text:span></text:p>
              </text:list-item>
              <text:list-item>
                <text:p text:style-name="P12"><text:span text:style-name="T1">사물인터넷 기술의 대표적인 센서<text:line-break/>- 이미지, 온도, 습도, 모션, MEMS 등</text:span></text:p>
              </text:list-item>
            </text:list>
            <text:list xml:id="list121755040356984" text:continue-list="list121756203654185" text:style-name="WWNum21">
              <text:list-item>
                <text:p text:style-name="P10"><text:span text:style-name="T1">사물인터넷 통신 기술</text:span></text:p>
              </text:list-item>
            </text:list>
            <text:list xml:id="list1298823859" text:style-name="WWNum25">
              <text:list-item>
                <text:p text:style-name="P13"><text:span text:style-name="T1">사물인터넷 통신 기술<text:line-break/>- 센서를 통하여 수집된 데이터를 서버로 전송하기 위하여 다양한 통신 기술 사용<text:line-break/>- 통신거리, 대역폭, 변조방식, 프로세싱 능력, 베터리 성능에 따라 다양한 통신 기술 사용</text:span></text:p>
              </text:list-item>
              <text:list-item>
                <text:p text:style-name="P13"><text:span text:style-name="T1">사물인터넷을 위한 통신 기술 선택의 기준<text:line-break/>- 입지성: 사물위치를 얼마나 정교하게 확인 가능한지<text:line-break/></text:span><text:soft-page-break/><text:span text:style-name="T1">- 편재성: 접속 가능한 곳이 얼마나 많은지</text:span></text:p>
              </text:list-item>
              <text:list-item>
                <text:p text:style-name="P13"><text:span text:style-name="T1">사물인터넷 통신 기술의 분류<text:line-break/>- 단거리 통신 기술: RFID, NFC, DASH7<text:line-break/>- 근거리 통신 기술: 와이파이, 지그비, 블루투스, 와이파이 다이렉트, 초광대역 통신<text:line-break/>- 유선 통신 기술: 이더넷, PLC<text:line-break/>- 무선 통신 기술: LTE, 5G, 와이브로, 와이맥스</text:span></text:p>
              </text:list-item>
            </text:list>
            <text:list xml:id="list121756000533866" text:continue-list="list121755040356984" text:style-name="WWNum21">
              <text:list-item>
                <text:p text:style-name="P10"><text:span text:style-name="T1">사물인터넷 기술의 적용</text:span></text:p>
              </text:list-item>
            </text:list>
            <text:list xml:id="list1819942926" text:style-name="WWNum26">
              <text:list-item>
                <text:p text:style-name="P14"><text:span text:style-name="T1">사물인터넷 기기<text:line-break/>- 데이터를 생성하고 수집할 수 있는 내장 센서, 다른 네터워크에 연결이 가능한 무송? 수신기</text:span></text:p>
              </text:list-item>
              <text:list-item>
                <text:p text:style-name="P14"><text:span text:style-name="T1">사물인터넷 네트워크<text:line-break/>- 다양한 무선 통신기술을 활용하여 연결되는 모든 기기들을 연결하는 네트워크</text:span></text:p>
              </text:list-item>
              <text:list-item>
                <text:p text:style-name="P14"><text:span text:style-name="T1">사물인터넷 애플리케이션<text:line-break/>- 데이터의 수집, 가공, 처리, 분석을 담당하고 분석된 결과를 바탕으로 합리적인 행동 명령</text:span></text:p>
              </text:list-item>
              <text:list-item>
                <text:p text:style-name="P14"><text:span text:style-name="T1">사물인터넷 표준화</text:span></text:p>
              </text:list-item>
            </text:list>
            <text:list xml:id="list4142863375" text:style-name="WWNum27">
              <text:list-item>
                <text:p text:style-name="P15"><text:span text:style-name="T1">IOT 기술을 체계적으로 개발하고 상호운용성을 확보하기 위하여 표준화 필요</text:span></text:p>
              </text:list-item>
              <text:list-item>
                <text:p text:style-name="P15"><text:span text:style-name="T1">공적 표준화 기구와 산업체 표준화 기구가 존재</text:span></text:p>
              </text:list-item>
            </text:list>
            <text:list xml:id="list121756390963426" text:continue-list="list121756000533866" text:style-name="WWNum21">
              <text:list-item>
                <text:p text:style-name="P10"><text:span text:style-name="T1">사물인터넷 사양 분석<text:line-break/>- IOT 기술은 정보통신 분야뿐만 아니라 물류, 교통, 에너지, 헬스 케어, 엔터테인먼트 등 분야에서 활용 가능<text:line-break/>- 시스템 반도체, 유무선 통신 프로토콜, 저전력 애플리케이션 프로토콜, IOT 플랫폼 등 IOT 제품 및 서비스 개발에 활용되는 기술의 구조와 사양 파악 필요</text:span></text:p>
              </text:list-item>
              <text:list-item>
                <text:p text:style-name="P10"><text:span text:style-name="T1">사물인터넷과 개방형 하드웨어 도구</text:span></text:p>
              </text:list-item>
            </text:list>
            <text:list xml:id="list4178687876" text:style-name="WWNum28">
              <text:list-item>
                <text:p text:style-name="P16"><text:span text:style-name="T1">오픈 소스의 이해<text:line-break/>- 오픈 소스 소프트웨어(OSS: Open Source SW)<text:line-break/>누구든지 무료로 다운로드 받아 학습하고 수정하고 배포할 수 있는 권한을 제공하는 라이선스로 이루어진 소스코드의 소프트웨어<text:line-break/>- 오픈소스 하드웨어(OSHW: Open Source HW)<text:line-break/>하드웨어의 설계 결과물(회로도, 자재명세서(BOM, Bill of Materials), PCB 도면 등)과 이를 구동하는 소프트웨어(Firmware, OS, 응용 프로그램 등)의 소스 결과물과 같이 무료로 공개</text:span></text:p>
              </text:list-item>
              <text:list-item>
                <text:p text:style-name="P16"><text:span text:style-name="T1">CCL의 이해<text:line-break/>- 크리에이티브 커먼즈 라이선스(Creatice Commons License)<text:line-break/>특정 조건에 따라 저작물 배포를 허용하는 저작권 라이선스 중 하나</text:span></text:p>
              </text:list-item>
              <text:list-item>
                <text:p text:style-name="P16"><text:span text:style-name="T1">IDE의 이해<text:line-break/></text:span><text:soft-page-break/><text:span text:style-name="T1">- 통합 개발 환경(Integrated Development Environment)<text:line-break/>시스템 개발에 필요한 모든 도구들을 단일화하여 정리한 것</text:span></text:p>
              </text:list-item>
            </text:list>
            <text:list xml:id="list121755601045858" text:continue-list="list121756390963426" text:style-name="WWNum21">
              <text:list-item>
                <text:p text:style-name="P10"><text:span text:style-name="T1">사물인터넷기술과 아두이노 기본</text:span></text:p>
              </text:list-item>
            </text:list>
            <text:list xml:id="list1664822079" text:style-name="WWNum29">
              <text:list-item>
                <text:p text:style-name="P17"><text:span text:style-name="T1">아두이노의 작동 방법<text:line-break/>- 센서가 입력장치 역할 수행 </text:span><text:span text:style-name="T5"></text:span><text:span text:style-name="T1"> 아두이노의 마이크로 프로세서가 중앙처리장치(CPU)로 역할 수행 </text:span><text:span text:style-name="T5"></text:span><text:span text:style-name="T1"> 액츄에이터가 출력장치 역할 수행</text:span></text:p>
              </text:list-item>
              <text:list-item>
                <text:p text:style-name="P17"><text:span text:style-name="T1">마이크로 컨트롤러<text:line-break/>- CPU와 메모리, 주변장치(타이머 카운트, 인터럽트, 아날로그 비교기 등) 및 외부 입출력 포트(I/O)의 기능을 하나로 모은 직접소자</text:span></text:p>
              </text:list-item>
              <text:list-item>
                <text:p text:style-name="P17"><text:span text:style-name="T1">입력장치로서의 센서 역할<text:line-break/>- 주변환경을 인식하여 이를 전기적 신호로 변환하여 마이크로 컨트롤러에 제공</text:span></text:p>
              </text:list-item>
              <text:list-item>
                <text:p text:style-name="P17"><text:span text:style-name="T1">출력장치로서의 액츄에이터 역할<text:line-break/>- 마이크로 컨트롤러가 명령하는 행위를 수행</text:span></text:p>
              </text:list-item>
              <text:list-item>
                <text:p text:style-name="P17"><text:span text:style-name="T1">아두이노 프로그래밍<text:line-break/>- 조건문, 분기문, 반복문의 개념과 함수 사용을 위한 기법 학습 필요</text:span></text:p>
              </text:list-item>
            </text:list>
            <text:list xml:id="list121756347187958" text:continue-list="list121755601045858" text:style-name="WWNum21">
              <text:list-item>
                <text:p text:style-name="P10"><text:span text:style-name="T1">사물인터넷 기술과 아두이노 활용</text:span></text:p>
              </text:list-item>
            </text:list>
            <text:list xml:id="list1334688672" text:style-name="WWNum30">
              <text:list-item>
                <text:p text:style-name="P18"><text:span text:style-name="T1">생활 속 사물인터넷 사례<text:line-break/>- 구글 Nest: 가정용 온도조절기와 연기 및 일산화탄소 경보기<text:line-break/>- 필립스 Hue: 스마트 기기를 통해 무선으로 제어 가능한 전구 제공<text:line-break/>- 엔씽 Plenty: 사물인터넷 기반으로 식물의 생장환경을 모니터링, 제어<text:line-break/>- Lineable: 일종의 스마트 워치, 스마트 밴드 형태로 손목에 부착 가능<text:line-break/>- 스마트 펫: 1000만명이 넘는 반려인구가 유용하게 사용할 수 있는 스마트 기기</text:span></text:p>
              </text:list-item>
              <text:list-item>
                <text:p text:style-name="P18"><text:span text:style-name="T1">아두이노를 활용한 비즈니스 사례<text:line-break/>- 스마트 가로등: 조도 센서를 가로등에 부착하여 주변 밝기에 따라 자동으로 점멸하고 작동<text:line-break/>- 스마트 거짓말 탐지기: 사물 인터넷을 활용한 거짓말 탐지기</text:span></text:p>
              </text:list-item>
            </text:list>
            <text:list xml:id="list121756945121803" text:continue-list="list121756347187958" text:style-name="WWNum21">
              <text:list-item>
                <text:p text:style-name="P10"><text:span text:style-name="T1">사물인터넷 기술과 아두이노 활용</text:span></text:p>
              </text:list-item>
            </text:list>
            <text:list xml:id="list3541897220" text:style-name="WWNum31">
              <text:list-item>
                <text:p text:style-name="P19"><text:span text:style-name="T1">사물인터넷을 활용한 비즈니스 사례<text:line-break/>- 스마트 헬스케어: 사물인터넷 기술과 보건 의료를 연결하여 언제 어디서나 보건 의료 서비스 제공<text:line-break/>- 스마트 홈 가전: 주거 환경에 사물인터넷을 융합한 기기 및 서비스 제공<text:line-break/>- 스마트 카: 전기전자 통신 기술이 사물 인터넷 기술을 기반으로 융, 복합되어 안전과 편의성 제공<text:line-break/>- 스마트 그리드: 기존 전력망에 정보통신기술을 접목하여 공급자와 수욪가 양방향으로 실시간 정보 교환<text:line-break/>- 스마트 시티: 지능형 서비스가 가능하도록 설계된 도시로 시민들에게 유틸리티 서비스, 교통 서비스, 도시 서비스를 제공<text:line-break/>- KT 기가 지니: 인공지능 서비스를 응용하여 호텔 내부 시설에 대한 사물 </text:span><text:soft-page-break/><text:span text:style-name="T1">인터넷 연결과 원격 호텔 서비스 지원</text:span></text:p>
              </text:list-item>
            </text:list>
            <text:list xml:id="list121756054890286" text:continue-list="list121756945121803" text:style-name="WWNum21">
              <text:list-item>
                <text:p text:style-name="P10"><text:span text:style-name="T1">사물인터넷 기술과 실무활용</text:span></text:p>
              </text:list-item>
            </text:list>
            <text:list xml:id="list1418064019" text:style-name="WWNum32">
              <text:list-item>
                <text:p text:style-name="P20"><text:span text:style-name="T1">사물인터넷 기술과 실무활용<text:line-break/>- 사물인터넷 가전제품, 사물인터넷 산업기기, 사물인터넷 통신제품 등 진출 결정<text:line-break/>- 진출에 타당한 분야는 매력도가 높고, 경쟁우위가 높고, 적합성이 높은 시장임<text:line-break/>- 매력도를 구성하는 요인 3가지는 외형적 요인, 구조적 요인, 환경적 요인이 있음<text:line-break/>- 우리의 경쟁력은 어느 정도 되는지를 판단하는데 보통 사물인터넷 시장에서의 경쟁, 대체 가능한 모든 것이 경쟁자로 존재할 수 있음</text:span></text:p>
              </text:list-item>
              <text:list-item>
                <text:p text:style-name="P20"><text:span text:style-name="T1">사물인터넷 기업 진출 방법<text:line-break/>- 사물인터넷을 구성하는 3가지 요소는 기술, 비즈니스 모델, 전략과 마케팅이 있음<text:line-break/>- 기술: 어떠한 기술을 사용할 것인가?<text:line-break/>- 모델: 어떠한 가치를 어떠한 고객에게 제공하고 어떠한 수익을 획득할 것인 것?<text:line-break/>- 전략과 마케팅: 차별화 방안과 4P방안은 어떻게 할 것인가?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맑은 고딕1" svg:font-family="'맑은 고딕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굴림1" svg:font-family="굴림" style:font-family-generic="system" style:font-pitch="variable"/>
    <style:font-face style:name="맑은 고딕2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2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2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2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맑은 고딕2" style:font-family-asian="'맑은 고딕'" style:font-family-generic-asian="system" style:font-pitch-asian="variable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맑은 고딕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3.387cm"/>
        </style:list-level-properties>
        <style:text-properties style:font-name="Wingdings1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4.092cm"/>
        </style:list-level-properties>
        <style:text-properties style:font-name="Wingdings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4.798cm"/>
        </style:list-level-properties>
        <style:text-properties style:font-name="Wingdings1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5.503cm"/>
        </style:list-level-properties>
        <style:text-properties style:font-name="Wingdings1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6.209cm"/>
        </style:list-level-properties>
        <style:text-properties style:font-name="Wingdings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6.914cm"/>
        </style:list-level-properties>
        <style:text-properties style:font-name="Wingdings1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7.62cm"/>
        </style:list-level-properties>
        <style:text-properties style:font-name="Wingdings1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8.326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4</meta:editing-cycles>
    <meta:print-date>2013-04-03T01:01:00</meta:print-date>
    <meta:creation-date>2022-01-07T00:30:00</meta:creation-date>
    <dc:date>2022-01-23T12:17:54.282000000</dc:date>
    <meta:editing-duration>P2DT2H35M41S</meta:editing-duration>
    <meta:generator>Neat_Office/6.2.8.2$Windows_x86 LibreOffice_project/</meta:generator>
    <meta:document-statistic meta:table-count="1" meta:image-count="0" meta:object-count="0" meta:page-count="5" meta:paragraph-count="57" meta:word-count="3248" meta:character-count="4683" meta:non-whitespace-character-count="3656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